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00%"/>
      <style:text-properties officeooo:paragraph-rsid="0013e71a"/>
    </style:style>
    <style:style style:name="P2" style:family="paragraph" style:parent-style-name="Standard">
      <style:paragraph-properties fo:line-height="100%"/>
      <style:text-properties officeooo:paragraph-rsid="0013e71a"/>
    </style:style>
    <style:style style:name="P3" style:family="paragraph" style:parent-style-name="Standard">
      <style:paragraph-properties fo:margin-left="0.635cm" fo:margin-right="0cm" fo:line-height="100%" fo:text-indent="0cm" style:auto-text-indent="false"/>
      <style:text-properties officeooo:paragraph-rsid="0013e71a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13e71a" style:font-weight-asian="bold"/>
    </style:style>
    <style:style style:name="T3" style:family="text">
      <style:text-properties style:text-underline-style="solid" style:text-underline-width="auto" style:text-underline-color="font-color" fo:font-weight="normal" officeooo:rsid="0013e71a" style:font-weight-asian="normal" style:font-weight-complex="normal"/>
    </style:style>
    <style:style style:name="T4" style:family="text">
      <style:text-properties officeooo:rsid="0013e71a"/>
    </style:style>
    <style:style style:name="T5" style:family="text">
      <style:text-properties style:text-underline-style="none" fo:font-weight="normal" officeooo:rsid="0013e71a" style:font-weight-asian="normal" style:font-weight-complex="normal"/>
    </style:style>
    <style:style style:name="T6" style:family="text">
      <style:text-properties style:text-underline-style="none" fo:font-weight="bold" officeooo:rsid="0013e71a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m : </text:span>Emprunt d’un document par un client</text:p>
      <text:p text:style-name="P2"><text:span text:style-name="T1">Acteurs :</text:span> Employé ou bénévole et le client</text:p>
      <text:p text:style-name="P2"><text:span text:style-name="T1">Description : </text:span>Employé ou bénévole remplis une fiche d’emprunt pour un client</text:p>
      <text:p text:style-name="P2"><text:span text:style-name="T1">Auteur : </text:span><text:span text:style-name="T3"><text:s/></text:span><text:span text:style-name="T5"><text:s/>Cyril CROS</text:span></text:p>
      <text:p text:style-name="P2"><text:span text:style-name="T1">Date : </text:span><text:span text:style-name="T6">28/03/2023</text:span></text:p>
      <text:p text:style-name="P2"/>
      <text:p text:style-name="P2"><text:span text:style-name="T1">Pré-condition : </text:span>L’employer ou le bénévole rentre ses identifiants afin d’interagir avec le logiciel.</text:p>
      <text:p text:style-name="P2"/>
      <text:p text:style-name="P2"/>
      <text:p text:style-name="P2"><text:span text:style-name="T1">Flux nominal :</text:span></text:p>
      <text:p text:style-name="P2"/>
      <text:list text:style-name="WWNum1">
        <text:list-item>
          <text:p text:style-name="P1">L’employé ou bénévole <text:s/>cli<text:span text:style-name="T4">que</text:span> sur «  enregistrement des emprunts ».</text:p>
        </text:list-item>
        <text:list-item>
          <text:p text:style-name="P1">Le logiciel lui propose une liste de client.</text:p>
        </text:list-item>
        <text:list-item>
          <text:p text:style-name="P1">L’employé ou bénévole <text:s/>sélectionne son client et valide le client.</text:p>
        </text:list-item>
        <text:list-item>
          <text:p text:style-name="P1">Le logiciel affiche la fiche du client.</text:p>
        </text:list-item>
        <text:list-item>
          <text:p text:style-name="P1">L’employé ou bénévole <text:s/>vérifie les données (qu’il a payé sa cotisation, s’il n’a pas emprunté plus de 5 livre, si tout est correct) L’employé ou bénévole <text:s/>valide.</text:p>
        </text:list-item>
        <text:list-item>
          <text:p text:style-name="P1">L’employé ou le bénévole demande une nouvelle fiche d’emprunt </text:p>
        </text:list-item>
        <text:list-item>
          <text:p text:style-name="P1">Le logiciel lui propose de choisir le type d’emprunt.</text:p>
        </text:list-item>
        <text:list-item>
          <text:p text:style-name="P1">L’employé ou le bénévole saisi le type d’emprunt.</text:p>
        </text:list-item>
        <text:list-item>
          <text:p text:style-name="P1">Le Logiciel lui envoie la fiche d’emprunt</text:p>
        </text:list-item>
        <text:list-item>
          <text:p text:style-name="P1">L’employé ou bénévole <text:s/>entre les informations d’emprunt et créer une nouvelle fiche d’emprunt à la validation de l’emprunt.</text:p>
        </text:list-item>
        <text:list-item>
          <text:p text:style-name="P1">Le logiciel lui affiche la validation de l’emprunt</text:p>
        </text:list-item>
      </text:list>
      <text:p text:style-name="P2"><text:span text:style-name="T1">Flux alternatif :</text:span></text:p>
      <text:p text:style-name="P3">3a. L’employé créer une fiche client.</text:p>
      <text:p text:style-name="P3">3b. Le logiciel envoie une fiche client à remplir.<text:bookmark text:name="_GoBack"/></text:p>
      <text:p text:style-name="P3">3c. L’employé insert les données nécessaires.</text:p>
      <text:p text:style-name="P3">3d. Le logiciel sauvegarde les données dans la base de données.</text:p>
      <text:p text:style-name="P3">5a. Annulation si le client n’est pas dans les normes.</text:p>
      <text:p text:style-name="P3">11a. Le logiciel ne valide pas la fiche d’emprunt si le document n’est pas présent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14:22.260909315</meta:creation-date>
    <dc:date>2023-03-27T16:16:30.160094387</dc:date>
    <meta:editing-duration>PT2M8S</meta:editing-duration>
    <meta:editing-cycles>1</meta:editing-cycles>
    <meta:document-statistic meta:table-count="0" meta:image-count="0" meta:object-count="0" meta:page-count="1" meta:paragraph-count="25" meta:word-count="244" meta:character-count="1440" meta:non-whitespace-character-count="1223"/>
    <meta:generator>LibreOffice/7.4.4.2$Linux_X86_64 LibreOffice_project/40$Build-2</meta:generator>
  </office:meta>
</office:document-meta>
</file>